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0.5pt" fo:font-style="italic" style:text-underline-style="none" style:font-size-asian="10.5pt" style:font-style-asian="italic" style:font-size-complex="10.5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äume:</text:p>
      <text:p text:style-name="P2"><text:tab/>-Wurzel(erstes Element [oben])</text:p>
      <text:p text:style-name="P2"><text:tab/>-Knoten(zwischen Element)</text:p>
      <text:p text:style-name="P2"><text:tab/><text:tab/>-hat Nachfolger/Kinder</text:p>
      <text:p text:style-name="P2"><text:tab/>-Blatt(letztes Element eines Strangs)</text:p>
      <text:p text:style-name="P2">Binärbaum ^= jeder Knoten hat max. 2 Kinder</text:p>
      <text:p text:style-name="P2"><text:tab/>→ z.B. Suchbaum</text:p>
      <text:p text:style-name="P2">Augeglichener Baum ^= Alle Pfade unterscheiden sich max. um 1</text:p>
      <text:p text:style-name="P2">Suchzeit bei Liste maximal n, bei Baum max. lg n/lg 2</text:p>
      <text:p text:style-name="P2"/>
      <text:p text:style-name="P2">BSP:</text:p>
      <text:p text:style-name="P3">class Baumknoten&lt;T&gt;{</text:p>
      <text:p text:style-name="P3"><text:tab/>private T elem;</text:p>
      <text:p text:style-name="P3"><text:tab/>private Baumknoten &lt;T&gt; links;</text:p>
      <text:p text:style-name="P3"><text:tab/>private Baumknoten &lt;T&gt; rechts;</text:p>
      <text:p text:style-name="P3"/>
      <text:p text:style-name="P3"><text:tab/>public Baumknoten(Baumknoten&lt;T&gt; l,r,T elem){</text:p>
      <text:p text:style-name="P3"><text:tab/><text:tab/>this.elem = elem;</text:p>
      <text:p text:style-name="P3"><text:tab/><text:tab/>links = l;</text:p>
      <text:p text:style-name="P3"><text:tab/><text:tab/>rechts = r;</text:p>
      <text:p text:style-name="P3"><text:tab/>}</text:p>
      <text:p text:style-name="P3"><text:tab/>usw...</text:p>
      <text:p text:style-name="P3"><text:tab/>public void einfügen(Baumknoten b,T e)</text:p>
      <text:p text:style-name="P3"><text:tab/><text:tab/>if(Baumknoten ==null){</text:p>
      <text:p text:style-name="P3"><text:tab/><text:tab/> <text:tab/>b = new Baumknoten(null,null,e);</text:p>
      <text:p text:style-name="P3"><text:tab/><text:tab/>}</text:p>
      <text:p text:style-name="P3"><text:tab/><text:tab/>else if(b.getElem()&lt;e){</text:p>
      <text:p text:style-name="P3"><text:tab/><text:tab/><text:tab/>b.setRechts(e);</text:p>
      <text:p text:style-name="P3"><text:tab/><text:tab/>}</text:p>
      <text:p text:style-name="P3"><text:tab/><text:tab/>else{b.setLinks(e);}</text:p>
      <text:p text:style-name="P3">}</text:p>
      <text:p text:style-name="P3"/>
      <text:p text:style-name="P4">BSP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2:27:25.24</meta:creation-date>
    <dc:date>2013-05-23T13:33:38.60</dc:date>
    <meta:editing-duration>PT1H6M11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30" meta:word-count="92" meta:character-count="671"/>
  </office:meta>
</office:document-meta>
</file>